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65307343585502471" text:style-name="L2">
        <text:list-item>
          <text:p text:style-name="P1">Given the provided data, what are three conclusions we can draw about Kickstarter campaigns?</text:p>
          <text:p text:style-name="P1">- Most of the Kickstarter campaigns are from Arts like theater, music and film industry. Technology projects are taking the next row. Success rates are also similar. 7 out of 10 theater campaigns are succeeding as well as 8 out 10 music projects. Film&amp;video &amp; technology campaigns are leading in success rates too. Food kickstarters are mostly failure. Campaigns succeed more during April May June months. </text:p>
          <text:p text:style-name="P1"/>
        </text:list-item>
      </text:list>
      <text:p text:style-name="Standard"/>
      <text:p text:style-name="Standard"/>
      <text:list xml:id="list274795140" text:continue-numbering="true" text:style-name="L2">
        <text:list-item>
          <text:p text:style-name="P1">What are some limitations of this dataset?</text:p>
          <text:p text:style-name="P1">- If we need more detailed analysis, we are going to need more data?</text:p>
        </text:list-item>
      </text:list>
      <text:p text:style-name="Standard"/>
      <text:list xml:id="list498096496" text:continue-numbering="true" text:style-name="L2">
        <text:list-item>
          <text:p text:style-name="P1"><text:s/>What are some other possible tables and/or graphs that we could create?</text:p>
          <text:p text:style-name="P1">-We could create different versions of charts in order to visualize specific variables within bar graphs etc. We may dig into variables like countries, sub categories, may be dates etc and check which projects are finalized faster for instance.. form more pivot tables – can not think of specific examples right now but I think this is not a very limited data set, we may analyze furth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mer gunduz</meta:initial-creator>
    <meta:creation-date>2019-05-18T23:32:19</meta:creation-date>
    <meta:document-statistic meta:table-count="0" meta:image-count="0" meta:object-count="0" meta:page-count="1" meta:paragraph-count="6" meta:word-count="183" meta:character-count="1074"/>
    <dc:date>2019-05-18T23:56:37</dc:date>
    <dc:creator>omer gunduz</dc:creator>
    <meta:editing-duration>PT8M48S</meta:editing-duration>
    <meta:editing-cycles>1</meta:editing-cycles>
    <meta:generator>OpenOffice/4.1.5$Unix OpenOffice.org_project/415m1$Build-9789</meta:generator>
  </office:meta>
</office:document-meta>
</file>